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3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: FIKTION I</text:p>
      <text:p text:style-name="P1"/>
      <text:p text:style-name="P2">eine Performance von Frauen und Fiktion</text:p>
      <text:p text:style-name="P2">Spiel Eva Kessler</text:p>
      <text:p text:style-name="P2">Regie Anja Kerschkewicz</text:p>
      <text:p text:style-name="P2">Termine: 2014 Brutkasten Gaußstraße, AckerStadtPalast Berlin, 2015 Hauptsache Frei Festival Hambu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14:47</dc:date>
    <meta:editing-duration>PT4M44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5" meta:word-count="26" meta:character-count="194"/>
  </office:meta>
</office:document-meta>
</file>